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20-09-23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20-06-1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20-03-12 1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9-12-05 14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9-09-12 1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9-06-03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9-03-26 20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8-12-12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8-09-13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8-06-13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8-03-01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7-12-12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7-09-27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7-06-21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7-03-15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6-11-14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6-10-18 20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6-09-20 2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6-08-17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6-07-25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6-06-22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6-05-19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6-04-24 2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6-03-07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6-02-15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6-01-26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5-12-14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5-11-20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5-10-22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5-09-24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5-08-04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5-07-08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5-06-05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5-05-20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5-04-08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5-03-11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5-02-13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5-01-15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4-12-03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4-11-14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4-10-14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4-09-18 2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4-08-14 2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4-07-10 2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4-06-05 22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4-05-13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4-04-17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4-03-18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4-02-19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4-01-14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3-12-19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3-11-04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3-10-10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3-09-12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3-08-08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3-07-03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3-06-07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3-05-06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3-04-16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3-03-22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3-02-12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3-01-16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2-12-12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2-11-14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2-10-11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2-09-10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2-08-20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2-07-13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2-06-19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2-05-15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2-04-10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2-03-09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2-02-09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2-0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1-1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1-1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1-10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1-09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1-08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1-07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1-06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1-05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1-04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1-03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1-0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1-01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0-12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0-11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0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0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0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0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0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0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0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0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0-02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10-01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9-12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9-11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9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9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9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9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9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9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9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9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9-02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9-01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8-12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8-11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8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8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8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8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8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8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8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8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8-02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8-01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7-12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7-11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7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7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7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7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7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7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7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7-01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6-12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6-11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6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6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6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6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6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6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6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6-03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5-12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5-11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5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5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5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5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5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5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5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5-03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4-12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4-11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4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4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4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4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4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4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4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4-03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3-12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3-11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3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3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3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3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3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3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3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3-03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2-11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2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2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2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2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2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2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2-03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1-12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1-11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1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1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1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1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1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1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1-03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0-12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0-11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0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0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0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0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0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0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0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2000-03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9-12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9-11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9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9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9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9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9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9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9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9-03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8-12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8-11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8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8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8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8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8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8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8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8-03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7-12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7-11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7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7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7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7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7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7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7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7-03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6-12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6-11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6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6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6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6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6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6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6-04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6-03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5-12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5-11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5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5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5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5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5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5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5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5-03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4-12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4-11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4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4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4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4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4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4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4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4-03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3-12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3-11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3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3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3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3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3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3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3-04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3-03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2-12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2-11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2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2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2-03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1-12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1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1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1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1-03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1-01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0-11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0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0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0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0-03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90-01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89-11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89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89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89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89-03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89-01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88-11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88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88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88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88-03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88-02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87-11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87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87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87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87-03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87-01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86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86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86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86-03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86-01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85-11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85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85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85-02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84-11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84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84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84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84-04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84-02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83-11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83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83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83-04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83-02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83-01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82-11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82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82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82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82-03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81-11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81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81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81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81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81-04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81-03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81-01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80-11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80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80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80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80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80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80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80-03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80-02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79-12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79-11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79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79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79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79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79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79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79-04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79-03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79-02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79-01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78-11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78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78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78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78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78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78-03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78-01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77-11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77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77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77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77-03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76-12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76-11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76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71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70-12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8013</text:p>
          </table:table-cell>
          <table:table-cell office:value-type="string" calcext:value-type="string">
            <text:p>1970-10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1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36" meta:object-count="0"/>
    <meta:user-defined meta:name="AppVersion">3.0</meta:user-defined>
  </office:meta>
</office:document-meta>
</file>